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011cm" style:rel-column-width="3408*"/>
    </style:style>
    <style:style style:name="Table1.B" style:family="table-column">
      <style:table-column-properties style:column-width="10.989cm" style:rel-column-width="6230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7fc1" officeooo:paragraph-rsid="001c7fc1"/>
    </style:style>
    <style:style style:name="P2" style:family="paragraph" style:parent-style-name="Standard">
      <style:text-properties officeooo:rsid="001e7974" officeooo:paragraph-rsid="001e7974"/>
    </style:style>
    <style:style style:name="P3" style:family="paragraph" style:parent-style-name="Standard">
      <style:text-properties officeooo:rsid="00205f5f" officeooo:paragraph-rsid="00205f5f"/>
    </style:style>
    <style:style style:name="P4" style:family="paragraph" style:parent-style-name="Standard">
      <style:text-properties officeooo:rsid="00205f5f" officeooo:paragraph-rsid="00219310"/>
    </style:style>
    <style:style style:name="P5" style:family="paragraph" style:parent-style-name="Standard">
      <style:text-properties officeooo:rsid="00219310" officeooo:paragraph-rsid="00219310"/>
    </style:style>
    <style:style style:name="P6" style:family="paragraph" style:parent-style-name="Standard">
      <style:text-properties officeooo:rsid="00290527" officeooo:paragraph-rsid="00290527"/>
    </style:style>
    <style:style style:name="P7" style:family="paragraph" style:parent-style-name="Standard">
      <style:text-properties officeooo:rsid="00290527" officeooo:paragraph-rsid="002b47c0"/>
    </style:style>
    <style:style style:name="P8" style:family="paragraph" style:parent-style-name="Standard">
      <style:text-properties officeooo:rsid="00290527" officeooo:paragraph-rsid="00219310"/>
    </style:style>
    <style:style style:name="P9" style:family="paragraph" style:parent-style-name="Standard">
      <style:text-properties officeooo:rsid="002b47c0" officeooo:paragraph-rsid="002b47c0"/>
    </style:style>
    <style:style style:name="P10" style:family="paragraph" style:parent-style-name="Standard">
      <style:text-properties fo:font-weight="bold" officeooo:rsid="001c7fc1" officeooo:paragraph-rsid="001c7fc1" style:font-weight-asian="bold" style:font-weight-complex="bold"/>
    </style:style>
    <style:style style:name="P11" style:family="paragraph" style:parent-style-name="Standard">
      <style:text-properties fo:font-weight="bold" officeooo:rsid="002f3068" officeooo:paragraph-rsid="002f3068" style:font-weight-asian="bold" style:font-weight-complex="bold"/>
    </style:style>
    <style:style style:name="P12" style:family="paragraph" style:parent-style-name="Standard">
      <style:text-properties officeooo:rsid="002f3068" officeooo:paragraph-rsid="002f3068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90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9310"/>
    </style:style>
    <style:style style:name="T2" style:family="text">
      <style:text-properties officeooo:rsid="00236714"/>
    </style:style>
    <style:style style:name="T3" style:family="text">
      <style:text-properties officeooo:rsid="00257681"/>
    </style:style>
    <style:style style:name="T4" style:family="text">
      <style:text-properties style:text-position="sub 58%" officeooo:rsid="0025768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7681"/>
    </style:style>
    <style:style style:name="T7" style:family="text">
      <style:text-properties style:text-position="0% 100%" officeooo:rsid="00273ab1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c3d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NO_as_UPDI_programmer: Development notes <text:span text:style-name="T2">for ATtiny806/16/6</text:span></text:p>
      <text:p text:style-name="P5"><text:span text:style-name="T10">(</text:span>Unified program and debug interface<text:span text:style-name="T10">)</text:span></text:p>
      <text:p text:style-name="P1"/>
      <text:p text:style-name="P2"><text:span text:style-name="T9">Step 1: Programmer takes control of the reset line</text:span>. <text:s text:c="2"/><text:span text:style-name="T2">See data sheet 6.10.4.4</text:span></text:p>
      <text:p text:style-name="P2"/>
      <text:p text:style-name="P3">Operation of the reset line is determined by the fuse SYSCFG0 bits 3 and 2.</text:p>
      <text:p text:style-name="P4">Factory default sets these <text:span text:style-name="T1">bits </text:span>to 0x1 </text:p>
      <text:p text:style-name="P4"><text:span text:style-name="T1">This</text:span> means that the reset <text:span text:style-name="T1">pin connects</text:span> to <text:span text:style-name="T1">the </text:span>UPDI <text:span text:style-name="T1">programmer </text:span>every time that a reset occurs.</text:p>
      <text:p text:style-name="P4"/>
      <text:p text:style-name="P8"><text:span text:style-name="T5"/></text:p>
      <text:p text:style-name="P9"><text:span text:style-name="T8">UPDI initialisation</text:span><text:span text:style-name="T5"><text:tab/>see 30.3.2.1</text:span></text:p>
      <text:p text:style-name="P6"><text:span text:style-name="T5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grammer action</text:p>
          </table:table-cell>
          <table:table-cell table:style-name="Table1.B1" office:value-type="string">
            <text:p text:style-name="P14">UPDI action</text:p>
          </table:table-cell>
        </table:table-row>
        <table:table-row>
          <table:table-cell table:style-name="Table1.A2" office:value-type="string">
            <text:p text:style-name="P14">Issue reset</text:p>
          </table:table-cell>
          <table:table-cell table:style-name="Table1.B2" office:value-type="string">
            <text:p text:style-name="P14">Detects reset and converts reset line to WPU</text:p>
          </table:table-cell>
        </table:table-row>
        <table:table-row>
          <table:table-cell table:style-name="Table1.A2" office:value-type="string">
            <text:p text:style-name="P14">Detects the WPU</text:p>
            <text:p text:style-name="P15">Drives line low for <text:span text:style-name="T3">T</text:span><text:span text:style-name="T4">Deb0</text:span></text:p>
            <text:p text:style-name="P15"><text:span text:style-name="T7">(1uS max)</text:span></text:p>
          </table:table-cell>
          <table:table-cell table:style-name="Table1.B2" office:value-type="string">
            <text:p text:style-name="P15">Detects the low ad holds it low for <text:span text:style-name="T6">T</text:span><text:span text:style-name="T4">UPDI</text:span><text:span text:style-name="T6"> </text:span><text:span text:style-name="T7">(200us max)</text:span> and then starts a timer <text:span text:style-name="T6">T</text:span><text:span text:style-name="T4">DebZ</text:span><text:span text:style-name="T6"> </text:span><text:span text:style-name="T7">(1400uS max)</text:span></text:p>
          </table:table-cell>
        </table:table-row>
        <table:table-row>
          <table:table-cell table:style-name="Table1.A2" office:value-type="string">
            <text:p text:style-name="P14">Waits for line to go high</text:p>
          </table:table-cell>
          <table:table-cell table:style-name="Table1.B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Sends SYCH pulse</text:p>
          </table:table-cell>
          <table:table-cell table:style-name="Table1.B2" office:value-type="string">
            <text:p text:style-name="P14">Receives SYNCH pulse or times out and restores reset function.</text:p>
          </table:table-cell>
        </table:table-row>
      </table:table>
      <text:p text:style-name="P6"><text:span text:style-name="T5"/></text:p>
      <text:p text:style-name="P7"><text:span text:style-name="T5">Note During operation of a user program a period of less that 2mS will be added to the start-up time following a reset.</text:span></text:p>
      <text:p text:style-name="P7"><text:span text:style-name="T5"/></text:p>
      <text:p text:style-name="P11"><text:span text:style-name="T5">Programmer operation</text:span></text:p>
      <text:p text:style-name="P12"><text:span text:style-name="T5">UNO clock is 16MHz. A 16 x nop takes 1uS</text:span></text:p>
      <text:p text:style-name="P12"><text:span text:style-name="T5">Issue reset</text:span></text:p>
      <text:p text:style-name="P12"><text:span text:style-name="T5">Wait 0.25uS</text:span></text:p>
      <text:p text:style-name="P12"><text:span text:style-name="T5">Drive reset low</text:span></text:p>
      <text:p text:style-name="P12"><text:span text:style-name="T5">Wait 0.75uS</text:span></text:p>
      <text:p text:style-name="P12"><text:span text:style-name="T5">Poll the line until it goes high</text:span></text:p>
      <text:p text:style-name="P12"><text:span text:style-name="T5">Wait 2uS</text:span></text:p>
      <text:p text:style-name="P12"><text:span text:style-name="T5">Send SY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9:59:40.299000000</meta:creation-date>
    <dc:date>2021-01-18T21:24:51.028000000</dc:date>
    <meta:editing-duration>PT32M55S</meta:editing-duration>
    <meta:editing-cycles>10</meta:editing-cycles>
    <meta:generator>LibreOffice/6.2.8.2$Windows_X86_64 LibreOffice_project/f82ddfca21ebc1e222a662a32b25c0c9d20169ee</meta:generator>
    <meta:document-statistic meta:table-count="1" meta:image-count="0" meta:object-count="0" meta:page-count="1" meta:paragraph-count="28" meta:word-count="183" meta:character-count="1021" meta:non-whitespace-character-count="863"/>
  </office:meta>
</office:document-meta>
</file>